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b010" officeooo:paragraph-rsid="0010b010"/>
    </style:style>
    <style:style style:name="P2" style:family="paragraph" style:parent-style-name="Standard">
      <style:text-properties officeooo:rsid="0010b010" officeooo:paragraph-rsid="0012aea9"/>
    </style:style>
    <style:style style:name="P3" style:family="paragraph" style:parent-style-name="Standard">
      <style:text-properties officeooo:rsid="0010b010" officeooo:paragraph-rsid="0013f95d"/>
    </style:style>
    <style:style style:name="T1" style:family="text">
      <style:text-properties officeooo:rsid="00118893"/>
    </style:style>
    <style:style style:name="T2" style:family="text">
      <style:text-properties officeooo:rsid="0012aea9"/>
    </style:style>
    <style:style style:name="T3" style:family="text">
      <style:text-properties officeooo:rsid="0013f9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ah Johnson Lab 4</text:p>
      <text:p text:style-name="P1"/>
      <text:p text:style-name="P1">1)<text:tab/>a)<text:tab/>with inputs 1 and 1, I got b</text:p>
      <text:p text:style-name="P3"><text:tab/></text:p>
      <text:p text:style-name="P3"><text:tab/>b)<text:tab/>with inputs 1 and 2, I got c</text:p>
      <text:p text:style-name="P3"><text:tab/><text:tab/></text:p>
      <text:p text:style-name="P3"><text:tab/>c)<text:tab/>because it is adding the ascii codes</text:p>
      <text:p text:style-name="P3"><text:tab/></text:p>
      <text:p text:style-name="P3"><text:tab/>d)<text:tab/>backspace, *</text:p>
      <text:p text:style-name="P1"/>
      <text:p text:style-name="P1">2)<text:tab/>a)<text:tab/>x301<text:span text:style-name="T1">3, this is the negative of the return ascii code</text:span></text:p>
      <text:p text:style-name="P3"><text:tab/></text:p>
      <text:p text:style-name="P3"><text:tab/>b)<text:tab/><text:span text:style-name="T1">x3004</text:span></text:p>
      <text:p text:style-name="P3"><text:span text:style-name="T1"><text:tab/></text:span></text:p>
      <text:p text:style-name="P3"><text:span text:style-name="T1"><text:tab/>c)<text:tab/>modified last line of reverse.bin to be the negative of the capital J ascii code</text:span></text:p>
      <text:p text:style-name="P2"/>
      <text:p text:style-name="P2"><text:span text:style-name="T1"><text:tab/>d)<text:tab/>ADD:<text:tab/>8</text:span></text:p>
      <text:p text:style-name="P2"><text:tab/><text:tab/><text:span text:style-name="T2">LDR:<text:tab/>2</text:span></text:p>
      <text:p text:style-name="P1"><text:tab/><text:tab/><text:span text:style-name="T2">JMP:<text:tab/>0</text:span></text:p>
      <text:p text:style-name="P1"/>
      <text:p text:style-name="P1"><text:tab/><text:span text:style-name="T1">e)<text:tab/>ADD:<text:tab/>x3004,x3007,x3008,x300A,x300B,x300F,x3010</text:span></text:p>
      <text:p text:style-name="P1"><text:tab/><text:tab/><text:span text:style-name="T3">LDR:<text:tab/>x3001,x300D</text:span></text:p>
      <text:p text:style-name="P1"><text:tab/><text:tab/><text:span text:style-name="T3">JMP:<text:tab/>n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4:17:34.566220788</meta:creation-date>
    <dc:date>2015-03-09T15:18:49.484265864</dc:date>
    <meta:editing-duration>PT15M24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9" meta:word-count="78" meta:character-count="402" meta:non-whitespace-character-count="317"/>
  </office:meta>
</office:document-meta>
</file>